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X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literals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/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World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de and XML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 = “Scala course”</text:p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{name}&lt;/p&gt;</text:p>
            <text:p text:style-name="P2"><text:tab/><text:tab/><text:tab/><text:tab/> <text:s text:c="3"/>&lt;/body&gt;</text:p>
            <text:p text:style-name="P2"><text:tab/><text:tab/><text:tab/> <text:s text:c="2"/>&lt;/xhtml&gt;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de and XML 2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s = List(“Alf”, “Fredrik”)</text:p>
            <text:p text:style-name="P2">&lt;ul&gt; </text:p>
            <text:p text:style-name="P2">{ for (name &lt;- names) yield &lt;li&gt; {name} &lt;/li&gt; } </text:p>
            <text:p text:style-name="P2">&lt;/ul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user-transformed="true">
            <draw:text-box>
              <text:p><text:span text:style-name="T2">Merk: må stå på en linje for å kjøre</text:span></text:p>
            </draw:text-box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XML (de)serializa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val myXml = xml.XML.loadFile(“filename.xml”)</text:p>
            <text:p/>
            <text:p>myXml.XML.saveFull(“filename.xml”, xml, </text:p>
            <text:p><text:s/><text:tab/><text:tab/><text:tab/><text:tab/><text:tab/>“UTF-8”, true, null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rs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\ “ul”<text:tab/><text:tab/><text:tab/><text:tab/><text:tab/><text:tab/>// xml.NodeSeq</text:p>
            <text:p>xml \\ “li”</text:p>
            <text:p>xml \ “ul” \ “li”</text:p>
            <text:p>xml \\ “a” \ “@href”<text:tab/><text:tab/>// xml.NodeSeq.Empty</text:p>
            <text:p/>
            <text:p>&lt;p&gt;Hello&lt;/p&gt;.text<text:tab/><text:tab/>// java.lang.String (“Hello”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ttern match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match {</text:p>
            <text:p><text:s text:c="3"/>case &lt;ul&gt;{contents}&lt;/ul&gt; =&gt; “Unordered list”</text:p>
            <text:p><text:s text:c="3"/>case &lt;ol&gt;{contents}&lt;/ol&gt; =&gt; “Ordered list”</text:p>
            <text:p><text:s text:c="3"/>case _ =&gt; “Something else”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19T13:11:59</meta:creation-date>
    <meta:editing-duration>PT01H51M13S</meta:editing-duration>
    <meta:editing-cycles>20</meta:editing-cycles>
    <meta:generator>OpenOffice.org/3.2$Unix OpenOffice.org_project/320m12$Build-9483</meta:generator>
    <meta:initial-creator>Fredrik Vraalsen</meta:initial-creator>
    <dc:date>2010-03-24T20:25:19</dc:date>
    <dc:creator>Per Christian Henden</dc:creator>
    <meta:document-statistic meta:object-count="49"/>
  </office:meta>
</office:document-meta>
</file>